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ens" svg:font-family="OpenSen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Sens" officeooo:rsid="001a66ae" officeooo:paragraph-rsid="001a66ae"/>
    </style:style>
    <style:style style:name="P2" style:family="paragraph" style:parent-style-name="Standard" style:list-style-name="L1">
      <style:text-properties style:font-name="OpenSens" fo:font-size="10pt" officeooo:rsid="001a66ae" officeooo:paragraph-rsid="001a66ae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aches used in swarm robotics :</text:p>
      <text:list xml:id="list2932897197" text:style-name="L1">
        <text:list-item>
          <text:p text:style-name="P2">Leader/Follower algorithms</text:p>
        </text:list-item>
        <text:list-item>
          <text:p text:style-name="P2">Potential field algorithms</text:p>
        </text:list-item>
        <text:list-item>
          <text:p text:style-name="P2">Biologic-inspired algorithm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ens" svg:font-family="OpenSen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21:17:43.973211324</meta:creation-date>
    <dc:date>2023-01-31T22:12:21.762185267</dc:date>
    <meta:editing-duration>PT44M27S</meta:editing-duration>
    <meta:editing-cycles>1</meta:editing-cycles>
    <meta:document-statistic meta:table-count="0" meta:image-count="0" meta:object-count="0" meta:page-count="1" meta:paragraph-count="4" meta:word-count="16" meta:character-count="118" meta:non-whitespace-character-count="109"/>
    <meta:generator>LibreOffice/7.3.7.2$Linux_X86_64 LibreOffice_project/30$Build-2</meta:generator>
  </office:meta>
</office:document-meta>
</file>